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F1D0C33819CB53A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Bookman Old Style" svg:font-family="'Bookman Old Style'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 style:font-family-generic="modern" style:font-pitch="fixed"/>
    <style:font-face style:name="Calibri4" svg:font-family="Calibri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Rockwell" svg:font-family="Rockwell" style:font-family-generic="swiss"/>
    <style:font-face style:name="Rockwell1" svg:font-family="Rockwell"/>
    <style:font-face style:name="Rockwell2" svg:font-family="Rockwel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20_and_20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20_and_20_body-title" style:list-style-name="L10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20_and_20_body-notes">
      <style:graphic-properties draw:fill-color="#ffffff" fo:min-height="11.429cm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fill-color="#ffffff" draw:textarea-vertical-align="top" draw:auto-grow-height="false" draw:fit-to-size="false" style:shrink-to-fit="true" fo:min-height="8.036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0" style:family="presentation" style:parent-style-name="Title_20_and_20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5.5pt"/>
    </style:style>
    <style:style style:name="P6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.318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1.27cm" fo:margin-right="0cm" fo:margin-top="0.423cm" fo:margin-bottom="0.423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0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text-transform="uppercase" fo:color="#ffffff" loext:opacity="100%" style:text-line-through-style="none" style:text-line-through-type="none" style:text-position="0% 100%" style:font-name="Bookman Old Style" fo:font-size="25.5pt" fo:letter-spacing="normal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 fo:hyphenate="false"/>
    </style:style>
    <style:style style:name="P11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6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Bookman Old Style" fo:font-size="35.7999992370605pt" fo:letter-spacing="normal" fo:language="en" fo:country="US" fo:font-style="normal" style:text-underline-style="none" fo:font-weight="bold" fo:background-color="transparent" style:font-size-asian="35.7999992370605pt" style:font-style-asian="normal" style:font-weight-asian="bold" style:font-size-complex="35.7999992370605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Bookman Old Style" fo:font-size="35.7999992370605pt" fo:letter-spacing="normal" fo:language="en" fo:country="none" fo:font-style="normal" style:text-underline-style="none" fo:font-weight="bold" fo:background-color="transparent" style:font-size-asian="35.7999992370605pt" style:font-style-asian="normal" style:font-weight-asian="bold" style:font-size-complex="35.7999992370605pt" style:font-style-complex="normal" style:font-weight-complex="bold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Bookman Old Style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text-transform="uppercase" fo:color="#ffffff" loext:opacity="100%" style:text-line-through-style="none" style:text-line-through-type="none" style:text-position="0% 100%" style:font-name="Bookman Old Style" fo:font-size="32pt" fo:letter-spacing="normal" fo:language="en" fo:country="non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text-transform="uppercase" fo:color="#ffffff" loext:opacity="100%" style:text-line-through-style="none" style:text-line-through-type="none" style:text-position="0% 100%" style:font-name="Bookman Old Style" fo:font-size="20pt" fo:letter-spacing="normal" fo:language="en" fo:country="non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text-transform="uppercase" fo:color="#92d050" loext:opacity="100%" style:text-line-through-style="none" style:text-line-through-type="none" style:text-position="0% 100%" style:font-name="Bookman Old Style" fo:font-size="25.5pt" fo:letter-spacing="normal" fo:language="en" fo:country="none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/>
    </style:style>
    <style:style style:name="T7" style:family="text">
      <style:text-properties fo:font-variant="normal" fo:text-transform="none" fo:color="#c00000" loext:opacity="100%" style:text-line-through-style="none" style:text-line-through-type="none" style:text-position="0% 100%" style:font-name="Rockwell1" fo:font-size="28pt" fo:letter-spacing="normal" fo:language="en" fo:country="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4pt" fo:letter-spacing="normal" fo:language="en" fo:country="non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8pt" fo:letter-spacing="normal" fo:language="en" fo:country="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5pt" fo:letter-spacing="normal" fo:language="en" fo:country="none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Rockwell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4pt" fo:letter-spacing="normal" fo:language="en" fo:country="US" fo:font-style="normal" style:text-underline-style="none" fo:font-weight="normal" fo:background-color="transparent" style:font-name-asian="Calibri3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8pt" fo:letter-spacing="normal" fo:language="en" fo:country="US" fo:font-style="normal" style:text-underline-style="none" fo:font-weight="normal" fo:background-color="transparent" style:font-name-asian="Calibri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8pt" fo:letter-spacing="normal" fo:language="en" fo:country="US" fo:font-style="normal" style:text-underline-style="none" fo:font-weight="normal" fo:background-color="transparent" style:font-name-asian="Calibri3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Calibri3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Calibri3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5pt" fo:letter-spacing="normal" fo:language="en" fo:country="US" fo:font-style="normal" style:text-underline-style="none" fo:font-weight="normal" fo:background-color="transparent" style:font-name-asian="Calibri3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Rockwell1" fo:font-size="28pt" fo:letter-spacing="normal" fo:language="en" fo:country="none" fo:font-style="normal" style:text-underline-style="none" fo:font-weight="normal" fo:background-color="transparent" style:font-name-asian="Calibri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c00000" loext:opacity="100%" style:text-line-through-style="none" style:text-line-through-type="none" style:text-position="0% 100%" style:font-name="Rockwell1" fo:font-size="30pt" fo:letter-spacing="normal" fo:language="en" fo:country="non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2d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3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7cm" text:min-label-width="0.95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7cm" text:min-label-width="0.953cm"/>
        <style:text-properties style:font-name="Arial3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Internship 2022&#10;&#10;Progress report format &#10;for Flight Control te" draw:style-name="dp1" draw:master-page-name="Title_20_Slide" presentation:presentation-page-layout-name="AL1T0">
        <draw:frame draw:name="Google Shape;54;p13" presentation:style-name="pr1" draw:text-style-name="P2" draw:layer="layout" svg:width="23.667cm" svg:height="9.097cm" svg:x="0.738cm" svg:y="1.818cm" presentation:class="title" presentation:user-transformed="true">
          <draw:text-box>
            <text:p text:style-name="P1"><text:span text:style-name="T1"/></text:p>
            <text:p text:style-name="P1"><text:span text:style-name="T2">Internship 2022</text:span></text:p>
            <text:p text:style-name="P1"><text:span text:style-name="T1"/></text:p>
            <text:p text:style-name="P1"><text:span text:style-name="T3">Progress report format </text:span></text:p>
            <text:p text:style-name="P1"><text:span text:style-name="T3">f</text:span><text:span text:style-name="T4">or Flight Control team</text:span></text:p>
            <text:p text:style-name="P1"><text:span text:style-name="T5">Name: kariuki robert mukono</text:span></text:p>
          </draw:text-box>
        </draw:frame>
        <presentation:notes draw:style-name="dp2">
          <draw:page-thumbnail draw:name="Google Shape;51;p:notes" draw:style-name="gr1" draw:layer="layout" svg:width="16.932cm" svg:height="9.524cm" svg:x="1.058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s completed last week" draw:style-name="dp1" draw:master-page-name="Title_20_and_20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Tasks completed last week</text:span></text:p>
          </draw:text-box>
        </draw:frame>
        <draw:frame draw:name="Google Shape;60;p14" presentation:style-name="pr4" draw:text-style-name="P9" draw:layer="layout" svg:width="23.667cm" svg:height="9.489cm" svg:x="0.866cm" svg:y="2.826cm" presentation:class="outline" presentation:user-transformed="true">
          <draw:text-box>
            <text:list text:style-name="L3">
              <text:list-item>
                <text:p text:style-name="P6"><text:span text:style-name="T7">[#25] … Testing the functioning of the IR sensor</text:span></text:p>
              </text:list-item>
            </text:list>
            <text:p text:style-name="P7"><text:span text:style-name="T8">~</text:span><text:span text:style-name="T9">Several tests were done at the incorporation of the IR sensor to the system, until it became functional. </text:span></text:p>
            <text:p text:style-name="P7"><text:span text:style-name="T9"/></text:p>
            <text:p text:style-name="P7"><text:span text:style-name="T9">~ It was noted that for proper functioning, the IR sensor must be hid from direct sunlight since it UV rays.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1"/></text:p>
            <text:p text:style-name="P7"><text:span text:style-name="T12"/></text:p>
            <text:p text:style-name="P7"><text:span text:style-name="T13"/></text:p>
            <text:p text:style-name="P8"><text:span text:style-name="T14"/></text:p>
          </draw:text-box>
        </draw:frame>
        <presentation:notes draw:style-name="dp2">
          <draw:page-thumbnail draw:name="Google Shape;56;gc071be5903_0_0:notes" draw:style-name="gr1" draw:layer="layout" svg:width="16.932cm" svg:height="9.524cm" svg:x="1.058cm" svg:y="1.905cm" draw:page-number="2" presentation:class="page"/>
          <draw:frame draw:name="Google Shape;57;gc071be5903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Title 2" presentation:style-name="pr6" draw:text-style-name="P10" draw:layer="layout" svg:width="23.667cm" svg:height="1.59cm" svg:x="2.051cm" svg:y="1.3cm" presentation:class="title" presentation:user-transformed="true">
          <draw:text-box>
            <text:p text:style-name="P6"><text:span text:style-name="T7">[#26] … Displaying the motor speeds</text:span></text:p>
          </draw:text-box>
        </draw:frame>
        <draw:frame draw:name="Text Placeholder 3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15">~ The team strived to display the motor speed on the Arduino IDE.</text:span></text:p>
            <text:p text:style-name="P7"><text:span text:style-name="T15"/></text:p>
            <text:p text:style-name="P7"><text:span text:style-name="T15">~There were many challenges in the process, but finally the team was able to display the motor speed.</text:span></text:p>
            <text:p text:style-name="P7"><text:span text:style-name="T16"/></text:p>
            <text:p text:style-name="P7"><text:span text:style-name="T17"/></text:p>
            <text:p text:style-name="P11"><text:span text:style-name="T18"/></text:p>
            <text:p text:style-name="P7"><text:span text:style-name="T19"/></text:p>
            <text:p text:style-name="P11"><text:span text:style-name="T20"/></text:p>
          </draw:text-box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7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1">
        <draw:frame draw:name="Content Placeholder 1" presentation:style-name="pr8" draw:text-style-name="P14" draw:layer="layout" svg:width="21.568cm" svg:height="10.973cm" svg:x="1.927cm" svg:y="1.092cm" presentation:class="outline" presentation:user-transformed="true">
          <draw:text-box>
            <text:p text:style-name="P13"><text:span text:style-name="T9"/></text:p>
            <text:p text:style-name="P11"><text:span text:style-name="T21">[#27] … Motor Design</text:span></text:p>
            <text:p text:style-name="P11"><text:span text:style-name="T21"/></text:p>
            <text:p text:style-name="P11"><text:span text:style-name="T21"><text:s/></text:span><text:span text:style-name="T21">~ We designed a motor for the airframe team for the sake of simulation</text:span></text:p>
            <text:p text:style-name="P11"><text:span text:style-name="T21"/></text:p>
          </draw:text-box>
        </draw:frame>
        <presentation:notes draw:style-name="dp4">
          <draw:page-thumbnail draw:style-name="gr1" draw:layer="layout" svg:width="16.931cm" svg:height="9.524cm" svg:x="1.059cm" svg:y="1.93cm" draw:page-number="4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sks in this week" draw:style-name="dp1" draw:master-page-name="Title_20_and_20_body" presentation:presentation-page-layout-name="AL2T1">
        <draw:frame draw:name="Google Shape;65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Tasks in this week</text:span></text:p>
          </draw:text-box>
        </draw:frame>
        <draw:frame draw:name="Google Shape;66;p15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22">[#25] …Further PID Tuning</text:span></text:p>
              </text:list-item>
            </text:list>
            <text:p text:style-name="P7"><text:span text:style-name="T23">~ This week we purpose to further do the PID tuning until we obtain optimum values.</text:span></text:p>
            <text:p text:style-name="P7"><text:span text:style-name="T23"/></text:p>
            <text:p text:style-name="P7"><text:span text:style-name="T23">~ We also purpose to incorporate RTOS into the code</text:span></text:p>
          </draw:text-box>
        </draw:frame>
        <presentation:notes draw:style-name="dp2">
          <draw:page-thumbnail draw:name="Google Shape;62;gc071be5903_0_5:notes" draw:style-name="gr1" draw:layer="layout" svg:width="16.932cm" svg:height="9.524cm" svg:x="1.058cm" svg:y="1.905cm" draw:page-number="5" presentation:class="page"/>
          <draw:frame draw:name="Google Shape;63;gc071be5903_0_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Bookman Old Style" svg:font-family="'Bookman Old Style'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 style:font-family-generic="modern" style:font-pitch="fixed"/>
    <style:font-face style:name="Calibri4" svg:font-family="Calibri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Rockwell" svg:font-family="Rockwell" style:font-family-generic="swiss"/>
    <style:font-face style:name="Rockwell1" svg:font-family="Rockwell"/>
    <style:font-face style:name="Rockwell2" svg:font-family="Rockwel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F1D0C33819CB53A8.png" xlink:type="simple" xlink:show="embed" xlink:actuate="onLoad"/>
    <draw:fill-image draw:name="msFillBitmap_20_2" draw:display-name="msFillBitmap 2" xlink:href="Pictures/100000000000078000000438F1D0C33819CB53A8.png" xlink:type="simple" xlink:show="embed" xlink:actuate="onLoad"/>
    <draw:fill-image draw:name="msFillBitmap_20_3" draw:display-name="msFillBitmap 3" xlink:href="Pictures/100000000000078000000438F1D0C33819CB53A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5pt" style:font-style-asian="normal" style:font-weight-asian="normal" style:font-name-complex="Lucida Sans2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false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5pt" style:font-style-asian="normal" style:font-weight-asian="normal" style:font-name-complex="Lucida Sans2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ody-outline2" style:display-name="Title and body-outline2" style:family="presentation" style:parent-style-name="Title_20_and_20_body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body-outline3" style:display-name="Title and body-outline3" style:family="presentation" style:parent-style-name="Title_20_and_20_body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body-outline4" style:display-name="Title and body-outline4" style:family="presentation" style:parent-style-name="Title_20_and_20_body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5pt" style:font-style-asian="normal" style:font-weight-asian="normal" style:font-name-complex="Lucida Sans2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3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7.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font-size="25.5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5.5pt"/>
    </style:style>
    <style:style style:name="MP12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font-size="15pt" fo:hyphenate="false"/>
    </style:style>
    <style:style style:name="MP13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font-size="15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T1" style:family="text">
      <style:text-properties fo:text-transform="uppercase" fo:color="#ffffff" loext:opacity="100%" style:text-line-through-style="none" style:text-line-through-type="none" style:text-position="0% 100%" style:font-name="Bookman Old Style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7.5pt" fo:letter-spacing="normal" fo:language="en" fo:country="US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7.5pt" fo:letter-spacing="normal" fo:language="en" fo:country="none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MT4" style:family="text">
      <style:text-properties fo:text-transform="uppercase" fo:color="#ffffff" loext:opacity="100%" style:text-line-through-style="none" style:text-line-through-type="none" style:text-position="0% 100%" style:font-name="Bookman Old Style" fo:font-size="25.5pt" fo:letter-spacing="normal" fo:language="en" fo:country="US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•">
        <style:list-level-properties text:space-before="0.953cm" text:min-label-width="0.476cm"/>
        <style:text-properties style:font-name="Arial3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•">
        <style:list-level-properties text:space-before="0.953cm" text:min-label-width="0.476cm"/>
        <style:text-properties style:font-name="Arial3" fo:color="#ffffff" fo:font-size="100%"/>
      </text:list-level-style-bullet>
      <text:list-level-style-bullet text:level="3" text:bullet-char="•">
        <style:list-level-properties text:space-before="1.905cm" text:min-label-width="0.476cm"/>
        <style:text-properties style:font-name="Arial3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•">
        <style:list-level-properties text:space-before="0.953cm" text:min-label-width="0.476cm"/>
        <style:text-properties style:font-name="Arial3" fo:color="#ffffff" fo:font-size="100%"/>
      </text:list-level-style-bullet>
      <text:list-level-style-bullet text:level="3" text:bullet-char="•">
        <style:list-level-properties text:space-before="1.905cm" text:min-label-width="0.476cm"/>
        <style:text-properties style:font-name="Arial3" fo:color="#ffffff" fo:font-size="100%"/>
      </text:list-level-style-bullet>
      <text:list-level-style-bullet text:level="4" text:bullet-char="•">
        <style:list-level-properties text:space-before="2.858cm" text:min-label-width="0.476cm"/>
        <style:text-properties style:font-name="Arial3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•">
        <style:list-level-properties text:space-before="0.953cm" text:min-label-width="0.476cm"/>
        <style:text-properties style:font-name="Arial3" fo:color="#ffffff" fo:font-size="100%"/>
      </text:list-level-style-bullet>
      <text:list-level-style-bullet text:level="3" text:bullet-char="•">
        <style:list-level-properties text:space-before="1.905cm" text:min-label-width="0.476cm"/>
        <style:text-properties style:font-name="Arial3" fo:color="#ffffff" fo:font-size="100%"/>
      </text:list-level-style-bullet>
      <text:list-level-style-bullet text:level="4" text:bullet-char="•">
        <style:list-level-properties text:space-before="2.858cm" text:min-label-width="0.476cm"/>
        <style:text-properties style:font-name="Arial3" fo:color="#ffffff" fo:font-size="100%"/>
      </text:list-level-style-bullet>
      <text:list-level-style-bullet text:level="5" text:bullet-char="•">
        <style:list-level-properties text:space-before="3.81cm" text:min-label-width="0.476cm"/>
        <style:text-properties style:font-name="Arial3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8.752cm" svg:height="4.973cm" svg:x="3.323cm" svg:y="2.33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714cm" svg:height="0.76cm" svg:x="15.997cm" svg:y="12.257cm" presentation:class="date-time" presentation:user-transformed="true">
        <draw:text-box>
          <text:p text:style-name="MP7"><text:span text:style-name="MT2"><text:date style:data-style-name="D1" text:date-value="2022-03-23">3/23/22</text:date></text:span></text:p>
        </draw:text-box>
      </draw:frame>
      <draw:frame draw:name="Footer Placeholder 4" presentation:style-name="Mpr2" draw:text-style-name="MP8" draw:layer="backgroundobjects" svg:width="13.901cm" svg:height="0.76cm" svg:x="1.904cm" svg:y="12.2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.569cm" svg:height="0.76cm" svg:x="21.904cm" svg:y="12.2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Google Shape;17;p4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5" draw:text-style-name="MP8" draw:layer="backgroundobjects" svg:width="1.523cm" svg:height="1.092cm" svg:x="23.535cm" svg:y="12.9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Title 1" presentation:style-name="Mpr8" draw:text-style-name="MP11" draw:layer="backgroundobjects" svg:width="21.569cm" svg:height="2.762cm" svg:x="1.904cm" svg:y="1.27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9" draw:text-style-name="MP14" draw:layer="backgroundobjects" svg:width="21.569cm" svg:height="7.697cm" svg:x="1.904cm" svg:y="4.367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5.714cm" svg:height="0.76cm" svg:x="15.997cm" svg:y="12.257cm" presentation:class="date-time" presentation:user-transformed="true">
        <draw:text-box>
          <text:p text:style-name="MP7"><text:span text:style-name="MT2"><text:date style:data-style-name="D1" text:date-value="2022-03-23">3/23/22</text:date></text:span></text:p>
        </draw:text-box>
      </draw:frame>
      <draw:frame draw:name="Footer Placeholder 4" presentation:style-name="Mpr10" draw:text-style-name="MP8" draw:layer="backgroundobjects" svg:width="13.901cm" svg:height="0.76cm" svg:x="1.904cm" svg:y="12.257cm" presentation:class="footer" presentation:user-transformed="true">
        <draw:text-box>
          <text:p/>
        </draw:text-box>
      </draw:frame>
      <draw:frame draw:name="Slide Number Placeholder 5" presentation:style-name="Mpr10" draw:text-style-name="MP8" draw:layer="backgroundobjects" svg:width="1.569cm" svg:height="0.76cm" svg:x="21.904cm" svg:y="12.2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Internship 2022  Progress report format  for Flight Control team Name: FAITH CHELANGAT</dc:title>
    <meta:initial-creator>c_xh</meta:initial-creator>
    <meta:editing-cycles>15</meta:editing-cycles>
    <dc:date>2022-03-23T09:40:21.370000000</dc:date>
    <meta:editing-duration>PT6H37M53S</meta:editing-duration>
    <meta:generator>LibreOffice/7.2.5.2$Windows_X86_64 LibreOffice_project/499f9727c189e6ef3471021d6132d4c694f357e5</meta:generator>
    <meta:document-statistic meta:object-count="59"/>
    <meta:user-defined meta:name="AppVersion">16.0000</meta:user-defined>
    <meta:user-defined meta:name="MMClips" meta:value-type="float">2</meta:user-defined>
    <meta:user-defined meta:name="Notes" meta:value-type="float">4</meta:user-defined>
    <meta:user-defined meta:name="PresentationFormat">On-screen Show (16:9)</meta:user-defined>
    <meta:user-defined meta:name="Slides" meta:value-type="float">15</meta:user-defined>
    <meta:template xlink:type="simple" xlink:actuate="onRequest" xlink:title="TM04033921[[fn=Damask]]" xlink:href=""/>
  </office:meta>
</office:document-meta>
</file>